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ventMulticaster.addInternal( EventListener a , EventListener b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reeModelHelper.TreeModelHelper( TreeModel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ModelHelper.getNode( TreePath 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ventMulticaster.add( TreeModelListener a , TreeModelListener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ModelHelper.fireTreeStructureChanged( TreePath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ventMulticaster.treeStructureChanged( TreeModel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ventMulticaster.remove( EventListener old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ventMulticaster.remove( TreeModelListener l , TreeModelListener old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Multicaster.EventMulticaster( EventListener a , EventListener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ModelHelper.addTreeModelListener( TreeModel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ModelHelper.removeTreeModelListener( TreeModel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ModelHelper.hasListen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